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fo:language="en" fo:country="US" officeooo:rsid="00068c31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fo:language="en" fo:country="US" officeooo:rsid="00096626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dified sieve</text:p>
      <text:list xml:id="list3649841249" text:style-name="WWNum1">
        <text:list-item>
          <text:p text:style-name="P1">kattis - <text:span text:style-name="T7">nonprimefactors</text:span></text:p>
        </text:list-item>
      </text:list>
      <text:p text:style-name="Standard">Matrici</text:p>
      <text:list xml:id="list213244669955200" text:continue-numbering="true" text:style-name="WWNum1">
        <text:list-item>
          <text:p text:style-name="P1">Bordare: kattis - <text:span text:style-name="T7">nineknights</text:span></text:p>
        </text:list-item>
        <text:list-item>
          <text:p text:style-name="P1">Prefix sum 2d : kilonova – trafalet (solutie de 64p)</text:p>
        </text:list-item>
        <text:list-item>
          <text:p text:style-name="P1">Vectori directie : <text:span text:style-name="T1">kattis - </text:span><text:span text:style-name="T7">nineknights</text:span></text:p>
        </text:list-item>
        <text:list-item>
          <text:p text:style-name="P1">Others: <text:span text:style-name="T1">kattis – </text:span><text:span text:style-name="T7">treasurehunt</text:span></text:p>
        </text:list-item>
        <text:list-item>
          <text:p text:style-name="P1">Prelucrare elemente din fiecare zona a matricii (nord, sud, est, vest)</text:p>
        </text:list-item>
      </text:list>
      <text:p text:style-name="Standard"><text:span text:style-name="T1">Arrays – complex stuff</text:span></text:p>
      <text:list xml:id="list1864850357" text:style-name="WWNum2">
        <text:list-item>
          <text:p text:style-name="P2"><text:span text:style-name="T1">Difference arrays</text:span></text:p>
        </text:list-item>
      </text:list>
      <text:p text:style-name="Standard"><text:span text:style-name="T1">Algoritmi weird</text:span></text:p>
      <text:list xml:id="list213244773541186" text:continue-numbering="true" text:style-name="WWNum2">
        <text:list-item>
          <text:p text:style-name="P2"><text:span text:style-name="T1">Exponentiere binara (ridicare la putere in O(log2)</text:span></text:p>
        </text:list-item>
      </text:list>
      <text:p text:style-name="Standard"><text:span text:style-name="T1">Stacks: kattis – </text:span><text:span text:style-name="T4">pairingsocks</text:span><text:span text:style-name="T1">; kattis – </text:span><text:span text:style-name="T4">restaurant</text:span></text:p>
      <text:p text:style-name="Standard"><text:span text:style-name="T1">Deque: kattis – </text:span><text:span text:style-name="T4">teque</text:span><text:span text:style-name="T1">; kattis – </text:span><text:span text:style-name="T4">backspace</text:span></text:p>
      <text:p text:style-name="Standard"><text:span text:style-name="T1">Functii matematice/nr reale: kattis – </text:span><text:span text:style-name="T4">ladder</text:span><text:span text:style-name="T1">; kattis – fa</text:span><text:span text:style-name="T5">k</text:span><text:span text:style-name="T1">tor; kattis - </text:span><text:span text:style-name="T4">qa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ro" fo:country="RO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o" fo:country="RO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itlu_20_1_20_Caracter" style:display-name="Titlu 1 Caracte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itlu_20_2_20_Caracter" style:display-name="Titlu 2 Caracte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u_20_3_20_Caracter" style:display-name="Titlu 3 Caracte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lu_20_4_20_Caracter" style:display-name="Titlu 4 Caracte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u_20_5_20_Caracter" style:display-name="Titlu 5 Caracte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u_20_6_20_Caracter" style:display-name="Titlu 6 Caracte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u_20_7_20_Caracter" style:display-name="Titlu 7 Caracte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u_20_8_20_Caracter" style:display-name="Titlu 8 Caracte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u_20_9_20_Caracter" style:display-name="Titlu 9 Caracte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u_20_Caracter" style:display-name="Titlu Caracte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u_20_Caracter" style:display-name="Subtitlu Caracter" style:family="text" style:parent-style-name="Default_20_Paragraph_20_Font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t_20_Caracter" style:display-name="Citat Caracte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_20_intens_20_Caracter" style:display-name="Citat intens Caracte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ESOR</meta:initial-creator>
    <meta:editing-cycles>2</meta:editing-cycles>
    <meta:creation-date>2024-03-28T07:00:00</meta:creation-date>
    <dc:date>2024-04-09T21:32:42.632743299</dc:date>
    <meta:editing-duration>P1DT10H35M59S</meta:editing-duration>
    <meta:generator>LibreOffice/7.1.8.1$Linux_X86_64 LibreOffice_project/10$Build-1</meta:generator>
    <meta:document-statistic meta:table-count="0" meta:image-count="0" meta:object-count="0" meta:page-count="1" meta:paragraph-count="15" meta:word-count="81" meta:character-count="543" meta:non-whitespace-character-count="476"/>
    <meta:user-defined meta:name="AppVersion">16.0000</meta:user-defined>
    <meta:template xlink:type="simple" xlink:actuate="onRequest" xlink:title="Normal.dotm" xlink:href=""/>
  </office:meta>
</office:document-meta>
</file>